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295cm" fo:min-width="0.045cm"/>
    </style:style>
    <style:style style:name="gr2" style:family="graphic" style:parent-style-name="standard">
      <style:graphic-properties draw:textarea-horizontal-align="justify" draw:textarea-vertical-align="middle" draw:auto-grow-height="false" fo:min-height="2.229cm" fo:min-width="4.657cm"/>
    </style:style>
    <style:style style:name="gr3" style:family="graphic" style:parent-style-name="standard">
      <style:graphic-properties draw:textarea-horizontal-align="justify" draw:textarea-vertical-align="middle" draw:auto-grow-height="false" fo:min-height="0.571cm" fo:min-width="0.322cm"/>
    </style:style>
    <style:style style:name="gr4" style:family="graphic" style:parent-style-name="standard">
      <style:graphic-properties draw:textarea-horizontal-align="justify" draw:textarea-vertical-align="middle" draw:auto-grow-height="false" fo:min-height="2.229cm" fo:min-width="2.983cm"/>
    </style:style>
    <style:style style:name="gr5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0.295cm" fo:min-width="0.045cm" fo:padding-top="0.178cm" fo:padding-bottom="0.178cm" fo:padding-left="0.303cm" fo:padding-right="0.30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2.135cm"/>
    </style:style>
    <style:style style:name="gr8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0.189cm" fo:min-width="0cm" fo:padding-top="0.178cm" fo:padding-bottom="0.178cm" fo:padding-left="0.303cm" fo:padding-right="0.303cm"/>
    </style:style>
    <style:style style:name="gr9" style:family="graphic" style:parent-style-name="standard">
      <style:graphic-properties draw:textarea-horizontal-align="justify" draw:textarea-vertical-align="middle" draw:auto-grow-height="false" fo:min-height="1.916cm" fo:min-width="5.066cm"/>
    </style:style>
    <style:style style:name="gr10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9.995cm" style:use-optimal-column-width="false"/>
    </style:style>
    <style:style style:name="co2" style:family="table-column">
      <style:table-column-properties style:column-width="10.014cm" style:use-optimal-column-width="false"/>
    </style:style>
    <style:style style:name="ro1" style:family="table-row">
      <style:table-row-properties style:row-height="2.484cm"/>
    </style:style>
    <style:style style:name="ro2" style:family="table-row">
      <style:table-row-properties style:row-height="25.252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9.998cm" svg:height="27.735cm" svg:x="1cm" svg:y="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/>
                <text:p text:style-name="P1">Bank Administrator</text:p>
              </table:table-cell>
              <table:table-cell>
                <text:p text:style-name="P1"/>
                <text:p text:style-name="P1">Customers Application</text:p>
              </table:table-cell>
              <table:table-cell>
                <text:p text:style-name="P1"/>
                <text:p text:style-name="P1">Bank</text:p>
              </table:table-cell>
              <table:table-cell>
                <text:p text:style-name="P1"/>
                <text:p text:style-name="P1">DataBase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xml:id="id1" draw:id="id1" draw:layer="layout" svg:width="0.771cm" svg:height="0.771cm" svg:x="5.594cm" svg:y="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425cm" svg:height="2.747cm" svg:x="3.262cm" svg:y="5.32cm">
          <text:p text:style-name="P1">Request to</text:p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5.425cm" svg:height="2.747cm" svg:x="13.36cm" svg:y="6.531cm">
          <text:p text:style-name="P1">Check Data</text:p>
          <text:p text:style-name="P1">Correct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1.642cm" svg:height="1.641cm" svg:x="15.269cm" svg:y="9.914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5" draw:id="id5" draw:layer="layout" svg:width="3.751cm" svg:height="2.747cm" svg:x="11.552cm" svg:y="12.157cm">
          <text:p text:style-name="P1">Print error</text:p>
          <text:p text:style-name="P1">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3.751cm" svg:height="2.747cm" svg:x="16.443cm" svg:y="12.257cm">
          <text:p text:style-name="P1">Request to</text:p>
          <text:p text:style-name="P1">Ba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5.425cm" svg:height="2.747cm" svg:x="23.242cm" svg:y="13.698cm">
          <text:p text:style-name="P1">Request to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5.425cm" svg:height="2.747cm" svg:x="33.289cm" svg:y="14.435cm">
          <text:p text:style-name="P1">Check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9" draw:id="id9" draw:layer="layout" svg:width="1.642cm" svg:height="1.641cm" svg:x="35.17cm" svg:y="17.8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1" draw:id="id11" draw:layer="layout" svg:width="5.425cm" svg:height="2.747cm" svg:x="23.213cm" svg:y="24.172cm">
          <text:p text:style-name="P3">Send message</text:p>
          <text:p text:style-name="P3">to Customers</text:p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2" draw:id="id12" draw:layer="layout" svg:width="5.425cm" svg:height="2.747cm" svg:x="13.538cm" svg:y="24.217cm">
          <text:p text:style-name="P1">Print 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3" draw:id="id13" draw:layer="layout" svg:width="0.771cm" svg:height="0.771cm" svg:x="15.913cm" svg:y="27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5.98cm" svg:y1="4.455cm" svg:x2="5.974cm" svg:y2="5.32cm" draw:start-shape="id1" draw:start-glue-point="8" draw:end-shape="id2" draw:end-glue-point="0" svg:d="M5980 4455v432h-6v433" svg:viewBox="0 0 7 866">
          <text:p/>
        </draw:connector>
        <draw:connector draw:style-name="gr6" draw:text-style-name="P4" draw:layer="layout" draw:line-skew="0cm -0.455cm" svg:x1="8.687cm" svg:y1="6.693cm" svg:x2="16.072cm" svg:y2="6.531cm" draw:start-shape="id2" draw:start-glue-point="1" draw:end-shape="id3" draw:end-glue-point="0" svg:d="M8687 6693h2336v-1119h5049v957" svg:viewBox="0 0 7386 1120">
          <text:p/>
        </draw:connector>
        <draw:connector draw:style-name="gr6" draw:text-style-name="P4" draw:layer="layout" svg:x1="16.072cm" svg:y1="9.278cm" svg:x2="16.09cm" svg:y2="9.914cm" draw:start-shape="id3" draw:start-glue-point="2" draw:end-shape="id4" draw:end-glue-point="4" svg:d="M16072 9278v318h18v318" svg:viewBox="0 0 19 637">
          <text:p/>
        </draw:connector>
        <draw:connector draw:style-name="gr6" draw:text-style-name="P4" draw:layer="layout" svg:x1="15.269cm" svg:y1="10.734cm" svg:x2="13.427cm" svg:y2="12.157cm" draw:start-shape="id4" draw:start-glue-point="5" draw:end-shape="id5" draw:end-glue-point="0" svg:d="M15269 10734h-1842v1423" svg:viewBox="0 0 1843 1424">
          <text:p/>
        </draw:connector>
        <draw:connector draw:style-name="gr6" draw:text-style-name="P4" draw:layer="layout" svg:x1="16.911cm" svg:y1="10.734cm" svg:x2="18.318cm" svg:y2="12.257cm" draw:start-shape="id4" draw:start-glue-point="7" draw:end-shape="id6" draw:end-glue-point="0" svg:d="M16911 10734h1407v1523" svg:viewBox="0 0 1408 1524">
          <text:p/>
        </draw:connector>
        <draw:connector draw:style-name="gr6" draw:text-style-name="P4" draw:layer="layout" draw:line-skew="0cm 0cm -0.32cm" svg:x1="18.318cm" svg:y1="15.004cm" svg:x2="25.954cm" svg:y2="13.698cm" draw:start-shape="id6" draw:start-glue-point="2" draw:end-shape="id7" draw:end-glue-point="0" svg:d="M18318 15004v501h3400v-2629h4236v822" svg:viewBox="0 0 7637 2630">
          <text:p/>
        </draw:connector>
        <draw:connector draw:style-name="gr6" draw:text-style-name="P4" draw:layer="layout" draw:line-skew="0cm 0cm -0.664cm" svg:x1="25.954cm" svg:y1="16.445cm" svg:x2="36.001cm" svg:y2="14.435cm" draw:start-shape="id7" draw:start-glue-point="2" draw:end-shape="id8" draw:end-glue-point="0" svg:d="M25954 16445v501h5024v-3677h5023v1166" svg:viewBox="0 0 10048 3678">
          <text:p/>
        </draw:connector>
        <draw:connector draw:style-name="gr6" draw:text-style-name="P4" draw:layer="layout" svg:x1="36.001cm" svg:y1="17.182cm" svg:x2="35.991cm" svg:y2="17.811cm" draw:start-shape="id8" draw:start-glue-point="2" draw:end-shape="id9" draw:end-glue-point="4" svg:d="M36001 17182v314h-10v315" svg:viewBox="0 0 11 630">
          <text:p/>
        </draw:connector>
        <draw:frame draw:style-name="gr7" draw:text-style-name="P5" draw:layer="layout" svg:width="8.569cm" svg:height="2.385cm" svg:x="13.333cm" svg:y="10.152cm">
          <draw:text-box>
            <text:p><text:span text:style-name="T1">Invalid data</text:span></text:p>
          </draw:text-box>
        </draw:frame>
        <draw:custom-shape draw:style-name="gr4" draw:text-style-name="P1" xml:id="id10" draw:id="id10" draw:layer="layout" svg:width="3.751cm" svg:height="2.747cm" svg:x="31.279cm" svg:y="19.349cm">
          <text:p text:style-name="P1">Add Data</text:p>
          <text:p text:style-name="P1">about </text:p>
          <text:p text:style-name="P1">Custom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35.17cm" svg:y1="18.631cm" svg:x2="33.154cm" svg:y2="19.349cm" draw:start-shape="id9" draw:start-glue-point="5" draw:end-shape="id10" draw:end-glue-point="0" svg:d="M35170 18631h-2016v718" svg:viewBox="0 0 2017 719">
          <text:p/>
        </draw:connector>
        <draw:frame draw:style-name="gr7" draw:text-style-name="P5" draw:layer="layout" svg:width="8.569cm" svg:height="2.385cm" svg:x="32.797cm" svg:y="18.013cm">
          <draw:text-box>
            <text:p><text:span text:style-name="T1">Valid data</text:span></text:p>
          </draw:text-box>
        </draw:frame>
        <draw:frame draw:style-name="gr7" draw:text-style-name="P5" draw:layer="layout" svg:width="8.569cm" svg:height="2.385cm" svg:x="37.194cm" svg:y="17.973cm">
          <draw:text-box>
            <text:p><text:span text:style-name="T1">Invalid data</text:span></text:p>
          </draw:text-box>
        </draw:frame>
        <draw:connector draw:style-name="gr6" draw:text-style-name="P4" draw:layer="layout" svg:x1="23.213cm" svg:y1="25.545cm" svg:x2="18.963cm" svg:y2="25.59cm" draw:start-shape="id11" draw:start-glue-point="3" draw:end-shape="id12" svg:d="M23213 25545h-2125v45h-2125" svg:viewBox="0 0 4251 46">
          <text:p/>
        </draw:connector>
        <draw:connector draw:style-name="gr6" draw:text-style-name="P4" draw:layer="layout" svg:x1="16.25cm" svg:y1="26.964cm" svg:x2="16.299cm" svg:y2="27.756cm" draw:start-shape="id12" draw:start-glue-point="2" draw:end-shape="id13" draw:end-glue-point="4" svg:d="M16250 26964v370h49v422" svg:viewBox="0 0 50 793">
          <text:p/>
        </draw:connector>
        <draw:connector draw:style-name="gr6" draw:text-style-name="P4" draw:layer="layout" draw:line-skew="0cm -0.455cm" svg:x1="8.762cm" svg:y1="6.694cm" svg:x2="16.147cm" svg:y2="6.532cm" svg:d="M8762 6694h2336v-1119h5049v957" svg:viewBox="0 0 7386 1120">
          <text:p/>
        </draw:connector>
        <draw:custom-shape draw:style-name="gr8" draw:text-style-name="P2" xml:id="id14" draw:id="id14" draw:layer="layout" svg:width="0.771cm" svg:height="0.771cm" svg:x="13.026cm" svg:y="15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13.427cm" svg:y1="14.904cm" svg:x2="13.412cm" svg:y2="15.833cm" draw:start-shape="id5" draw:start-glue-point="2" draw:end-shape="id14" draw:end-glue-point="4" svg:d="M13427 14904v438h-15v491" svg:viewBox="0 0 16 930">
          <text:p/>
        </draw:connector>
        <draw:custom-shape draw:style-name="gr9" draw:text-style-name="P1" xml:id="id16" draw:id="id16" draw:layer="layout" svg:width="5.8cm" svg:height="2.4cm" svg:x="33.191cm" svg:y="24.345cm">
          <text:p text:style-name="P1"/>
          <text:p text:style-name="P1">Send message</text:p>
          <text:p text:style-name="P1">to Customers</text:p>
          <text:p text:style-name="P1">Application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4" xml:id="id15" draw:id="id15" draw:layer="layout" svg:x1="32.197cm" svg:y1="23.201cm" svg:x2="39.994cm" svg:y2="23.201cm">
          <text:p/>
        </draw:line>
        <draw:line draw:style-name="gr11" draw:text-style-name="P4" draw:layer="layout" svg:x1="36.795cm" svg:y1="18.662cm" svg:x2="38.665cm" svg:y2="18.662cm">
          <text:p/>
        </draw:line>
        <draw:line draw:style-name="gr6" draw:text-style-name="P4" draw:layer="layout" svg:x1="38.7cm" svg:y1="18.697cm" svg:x2="38.7cm" svg:y2="23.177cm">
          <text:p/>
        </draw:line>
        <draw:line draw:style-name="gr6" draw:text-style-name="P4" draw:layer="layout" svg:x1="33.197cm" svg:y1="22.119cm" svg:x2="33.197cm" svg:y2="23.212cm">
          <text:p/>
        </draw:line>
        <draw:connector draw:style-name="gr6" draw:text-style-name="P4" draw:layer="layout" svg:x1="36.095cm" svg:y1="23.201cm" svg:x2="36.091cm" svg:y2="24.345cm" draw:start-shape="id15" draw:start-glue-point="0" draw:end-shape="id16" draw:end-glue-point="0" svg:d="M36095 23201v612h-4v532" svg:viewBox="0 0 5 1145">
          <text:p/>
        </draw:connector>
        <draw:connector draw:style-name="gr6" draw:text-style-name="P4" draw:layer="layout" svg:x1="33.191cm" svg:y1="25.545cm" svg:x2="28.638cm" svg:y2="25.545cm" draw:start-shape="id16" draw:start-glue-point="3" draw:end-shape="id11" svg:d="M33191 25545h-4553" svg:viewBox="0 0 455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" style:font-family-asian="'Noto Sans'" style:font-family-generic-asian="system" style:font-pitch-asian="variable" style:font-size-asian="18pt" style:font-name-complex="Noto Sans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6:25:26.423052812</meta:creation-date>
    <dc:date>2018-10-08T14:21:59.871686701</dc:date>
    <meta:editing-duration>PT2H22M40S</meta:editing-duration>
    <meta:editing-cycles>10</meta:editing-cycles>
    <meta:generator>LibreOffice/6.0.4.2$Linux_X86_64 LibreOffice_project/00m0$Build-2</meta:generator>
    <meta:document-statistic meta:object-count="38"/>
  </office:meta>
</office:document-meta>
</file>